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3pt" style:font-size-asian="13pt" style:font-size-complex="13pt"/>
    </style:style>
    <style:style style:name="T6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138246200618152309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935101266117584916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147022910659762165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7">Mon 5/2/16: </text:span><text:span text:style-name="T8">4 miles</text:span></text:p>
      <text:p text:style-name="Standard"><text:span text:style-name="T6">I walked and ran 4 miles averaging about 12:00/mi. On average I walked 1/6 mile and ran 1/3 <text:s text:c="3"/>mile during each ½ mile. <text:s/>I was walking at about 15:00/mi pace and at about 10:30/mi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2T12:23:36.93</dc:date>
    <dc:creator>James Lombardi</dc:creator>
    <meta:editing-duration>PT18H38M30S</meta:editing-duration>
    <meta:editing-cycles>99</meta:editing-cycles>
    <meta:document-statistic meta:table-count="0" meta:image-count="0" meta:object-count="0" meta:page-count="11" meta:paragraph-count="330" meta:word-count="3635" meta:character-count="18520"/>
  </office:meta>
</office:document-meta>
</file>